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style:font-name="Times New Roman" style:font-name-complex="Times New Roman" fo:font-size="6pt" style:font-size-asian="6pt" style:font-size-complex="6pt" fo:language="en" fo:country="GB"/>
    </style:style>
    <style:style style:name="P3" style:parent-style-name="Normal" style:family="paragraph">
      <style:text-properties style:font-name="Times New Roman" style:font-name-complex="Times New Roman" fo:font-size="6pt" style:font-size-asian="6pt" style:font-size-complex="6pt" fo:language="en" fo:country="GB"/>
    </style:style>
    <style:style style:name="P4" style:parent-style-name="Normal" style:family="paragraph">
      <style:text-properties style:font-name="Times New Roman" style:font-name-complex="Times New Roman" fo:font-size="6pt" style:font-size-asian="6pt" style:font-size-complex="6pt" fo:language="en" fo:country="GB"/>
    </style:style>
    <style:style style:name="T5" style:parent-style-name="DefaultParagraphFont" style:family="text">
      <style:text-properties style:font-name="Times New Roman" style:font-name-complex="Times New Roman" fo:font-size="6pt" style:font-size-asian="6pt" style:font-size-complex="6pt" fo:language="en" fo:country="GB"/>
    </style:style>
    <style:style style:name="T6" style:parent-style-name="DefaultParagraphFont" style:family="text">
      <style:text-properties style:font-name="Times New Roman" style:font-name-complex="Times New Roman" style:text-position="sub 66.6%" fo:font-size="6pt" style:font-size-asian="6pt" style:font-size-complex="6pt" fo:language="en" fo:country="GB"/>
    </style:style>
    <style:style style:name="T7" style:parent-style-name="DefaultParagraphFont" style:family="text">
      <style:text-properties style:font-name="Times New Roman" style:font-name-complex="Times New Roman" fo:font-size="6pt" style:font-size-asian="6pt" style:font-size-complex="6pt" fo:language="en" fo:country="GB"/>
    </style:style>
    <style:style style:name="P8" style:parent-style-name="Normal" style:family="paragraph">
      <style:text-properties style:font-name="Times New Roman" style:font-name-complex="Times New Roman" fo:font-size="6pt" style:font-size-asian="6pt" style:font-size-complex="6pt" fo:language="en" fo:country="GB"/>
    </style:style>
    <style:style style:name="P9" style:parent-style-name="Normal" style:family="paragraph">
      <style:text-properties style:font-name="Times New Roman" style:font-name-complex="Times New Roman" fo:font-size="6pt" style:font-size-asian="6pt" style:font-size-complex="6pt" fo:language="en" fo:country="GB"/>
    </style:style>
    <style:style style:name="P10" style:parent-style-name="Normal" style:family="paragraph">
      <style:text-properties style:font-name="Times New Roman" style:font-name-complex="Times New Roman" fo:font-size="6pt" style:font-size-asian="6pt" style:font-size-complex="6pt" fo:language="en" fo:country="GB"/>
    </style:style>
    <style:style style:name="P11" style:parent-style-name="Normal" style:family="paragraph">
      <style:text-properties style:font-name="Times New Roman" style:font-name-complex="Times New Roman" fo:font-size="6pt" style:font-size-asian="6pt" style:font-size-complex="6pt" fo:language="en" fo:country="GB"/>
    </style:style>
    <style:style style:name="P12" style:parent-style-name="Normal" style:family="paragraph">
      <style:text-properties style:font-name="Times New Roman" style:font-name-complex="Times New Roman" fo:font-size="6pt" style:font-size-asian="6pt" style:font-size-complex="6pt" fo:language="en" fo:country="GB"/>
    </style:style>
    <style:style style:name="P13" style:parent-style-name="Normal" style:family="paragraph">
      <style:paragraph-properties fo:text-align="center"/>
      <style:text-properties style:font-name="Times New Roman" style:font-name-complex="Times New Roman" fo:font-size="6pt" style:font-size-asian="6pt" style:font-size-complex="6pt" fo:language="en" fo:country="GB"/>
    </style:style>
    <style:style style:name="P14" style:parent-style-name="Normal" style:family="paragraph">
      <style:paragraph-properties fo:text-align="center"/>
      <style:text-properties style:font-name="Times New Roman" style:font-name-complex="Times New Roman" fo:font-size="6pt" style:font-size-asian="6pt" style:font-size-complex="6pt" fo:language="en" fo:country="GB"/>
    </style:style>
    <style:style style:name="P15" style:parent-style-name="Normal" style:family="paragraph">
      <style:paragraph-properties fo:text-align="center"/>
      <style:text-properties style:font-name="Times New Roman" style:font-name-complex="Times New Roman" fo:font-size="6pt" style:font-size-asian="6pt" style:font-size-complex="6pt" fo:language="en" fo:country="GB"/>
    </style:style>
    <style:style style:name="P16" style:parent-style-name="Normal" style:family="paragraph">
      <style:paragraph-properties fo:text-align="center"/>
      <style:text-properties style:font-name="Times New Roman" style:font-name-complex="Times New Roman" fo:color="#FFFFFF" fo:font-size="5pt" style:font-size-asian="5pt" style:font-size-complex="5pt" fo:language="en" fo:country="GB"/>
    </style:style>
    <style:style style:name="P17" style:parent-style-name="Normal" style:family="paragraph">
      <style:text-properties style:font-name="Times New Roman" style:font-name-complex="Times New Roman" fo:color="#FFFFFF" fo:font-size="5pt" style:font-size-asian="5pt" style:font-size-complex="5pt" fo:language="en" fo:country="GB"/>
    </style:style>
    <style:style style:name="P18" style:parent-style-name="Normal" style:family="paragraph">
      <style:paragraph-properties fo:text-align="center"/>
      <style:text-properties style:font-name="Times New Roman" style:font-name-complex="Times New Roman" fo:color="#FFFFFF" fo:font-size="5pt" style:font-size-asian="5pt" style:font-size-complex="5pt" fo:language="en" fo:country="GB"/>
    </style:style>
    <style:style style:name="P19" style:parent-style-name="Normal" style:family="paragraph">
      <style:paragraph-properties fo:text-align="center"/>
      <style:text-properties style:font-name="Times New Roman" style:font-name-complex="Times New Roman" fo:font-size="6pt" style:font-size-asian="6pt" style:font-size-complex="6pt" fo:language="en" fo:country="GB"/>
    </style:style>
    <style:style style:name="P20" style:parent-style-name="Normal" style:family="paragraph">
      <style:paragraph-properties fo:text-align="center"/>
      <style:text-properties style:font-name="Times New Roman" style:font-name-complex="Times New Roman" fo:color="#FFFFFF" fo:font-size="5pt" style:font-size-asian="5pt" style:font-size-complex="5pt" fo:language="en" fo:country="GB"/>
    </style:style>
    <style:style style:name="P21" style:parent-style-name="Normal" style:family="paragraph">
      <style:text-properties style:font-name="Times New Roman" style:font-name-complex="Times New Roman" fo:font-size="6pt" style:font-size-asian="6pt" style:font-size-complex="6pt" fo:language="en" fo:country="GB"/>
    </style:style>
    <style:style style:name="P22" style:parent-style-name="Normal" style:family="paragraph">
      <style:text-properties style:font-name="Times New Roman" style:font-name-complex="Times New Roman" fo:font-size="6pt" style:font-size-asian="6pt" style:font-size-complex="6pt" fo:language="en" fo:country="GB"/>
    </style:style>
    <style:style style:name="P23" style:parent-style-name="Normal" style:family="paragraph">
      <style:text-properties style:font-name="Times New Roman" style:font-name-complex="Times New Roman" fo:font-size="6pt" style:font-size-asian="6pt" style:font-size-complex="6pt" fo:language="en" fo:country="GB"/>
    </style:style>
    <style:style style:name="P24" style:parent-style-name="Normal" style:family="paragraph">
      <style:text-properties style:font-name="Times New Roman" style:font-name-complex="Times New Roman" fo:font-size="6pt" style:font-size-asian="6pt" style:font-size-complex="6pt" fo:language="en" fo:country="GB"/>
    </style:style>
    <style:style style:name="P25" style:parent-style-name="Normal" style:family="paragraph">
      <style:text-properties style:font-name="Times New Roman" style:font-name-complex="Times New Roman" fo:font-size="6pt" style:font-size-asian="6pt" style:font-size-complex="6pt" fo:language="en" fo:country="GB"/>
    </style:style>
    <style:style style:name="T26" style:parent-style-name="DefaultParagraphFont" style:family="text">
      <style:text-properties style:font-name="Times New Roman" style:font-name-complex="Times New Roman" fo:font-size="6pt" style:font-size-asian="6pt" style:font-size-complex="6pt" fo:language="en" fo:country="GB"/>
    </style:style>
    <style:style style:name="T27" style:parent-style-name="DefaultParagraphFont" style:family="text">
      <style:text-properties style:font-name="Times New Roman" style:font-name-complex="Times New Roman" style:text-position="sub 66.6%" fo:font-size="6pt" style:font-size-asian="6pt" style:font-size-complex="6pt" fo:language="en" fo:country="GB"/>
    </style:style>
    <style:style style:name="T28" style:parent-style-name="DefaultParagraphFont" style:family="text">
      <style:text-properties style:font-name="Times New Roman" style:font-name-complex="Times New Roman" fo:font-size="6pt" style:font-size-asian="6pt" style:font-size-complex="6pt" fo:language="en" fo:country="GB"/>
    </style:style>
    <style:style style:name="P29" style:parent-style-name="Normal" style:family="paragraph">
      <style:text-properties style:font-name="Times New Roman" style:font-name-complex="Times New Roman" fo:font-size="6pt" style:font-size-asian="6pt" style:font-size-complex="6pt" fo:language="en" fo:country="GB"/>
    </style:style>
    <style:style style:name="P30" style:parent-style-name="Normal" style:family="paragraph">
      <style:text-properties style:font-name="Times New Roman" style:font-name-complex="Times New Roman" fo:font-size="6pt" style:font-size-asian="6pt" style:font-size-complex="6pt" fo:language="en" fo:country="GB"/>
    </style:style>
    <style:style style:name="P31" style:parent-style-name="Normal" style:family="paragraph">
      <style:text-properties style:font-name="Times New Roman" style:font-name-complex="Times New Roman" fo:font-size="6pt" style:font-size-asian="6pt" style:font-size-complex="6pt" fo:language="en" fo:country="GB"/>
    </style:style>
    <style:style style:name="P32" style:parent-style-name="Normal" style:family="paragraph">
      <style:text-properties style:font-name="Times New Roman" style:font-name-complex="Times New Roman" fo:font-size="6pt" style:font-size-asian="6pt" style:font-size-complex="6pt" fo:language="en" fo:country="GB"/>
    </style:style>
    <style:style style:name="P33" style:parent-style-name="Normal" style:family="paragraph">
      <style:text-properties style:font-name="Times New Roman" style:font-name-complex="Times New Roman" fo:font-size="6pt" style:font-size-asian="6pt" style:font-size-complex="6pt" fo:language="en" fo:country="GB"/>
    </style:style>
    <style:style style:name="P34" style:parent-style-name="Normal" style:family="paragraph">
      <style:text-properties style:font-name="Times New Roman" style:font-name-complex="Times New Roman" fo:font-size="6pt" style:font-size-asian="6pt" style:font-size-complex="6pt" fo:language="en" fo:country="GB"/>
    </style:style>
    <style:style style:name="P35" style:parent-style-name="Normal" style:family="paragraph">
      <style:paragraph-properties fo:text-align="center"/>
      <style:text-properties style:font-name="Times New Roman" style:font-name-complex="Times New Roman" fo:font-size="6pt" style:font-size-asian="6pt" style:font-size-complex="6pt" fo:language="en" fo:country="GB"/>
    </style:style>
    <style:style style:name="P36" style:parent-style-name="Normal" style:family="paragraph">
      <style:paragraph-properties fo:text-align="center"/>
      <style:text-properties style:font-name="Times New Roman" style:font-name-complex="Times New Roman" fo:font-size="6pt" style:font-size-asian="6pt" style:font-size-complex="6pt" fo:language="en" fo:country="GB"/>
    </style:style>
    <style:style style:name="P37" style:parent-style-name="Normal" style:family="paragraph">
      <style:paragraph-properties fo:text-align="center"/>
      <style:text-properties style:font-name="Times New Roman" style:font-name-complex="Times New Roman" fo:font-size="6pt" style:font-size-asian="6pt" style:font-size-complex="6pt" fo:language="en" fo:country="GB"/>
    </style:style>
    <style:style style:name="P38" style:parent-style-name="Normal" style:family="paragraph">
      <style:paragraph-properties fo:text-align="center"/>
      <style:text-properties style:font-name="Times New Roman" style:font-name-complex="Times New Roman" fo:color="#FFFFFF" fo:font-size="5pt" style:font-size-asian="5pt" style:font-size-complex="5pt" fo:language="en" fo:country="GB"/>
    </style:style>
    <style:style style:name="P39" style:parent-style-name="Normal" style:family="paragraph">
      <style:text-properties style:font-name="Times New Roman" style:font-name-complex="Times New Roman" fo:color="#FFFFFF" fo:font-size="5pt" style:font-size-asian="5pt" style:font-size-complex="5pt" fo:language="en" fo:country="GB"/>
    </style:style>
    <style:style style:name="P40" style:parent-style-name="Normal" style:family="paragraph">
      <style:paragraph-properties fo:text-align="center"/>
      <style:text-properties style:font-name="Times New Roman" style:font-name-complex="Times New Roman" fo:color="#FFFFFF" fo:font-size="5pt" style:font-size-asian="5pt" style:font-size-complex="5pt" fo:language="en" fo:country="GB"/>
    </style:style>
    <style:style style:name="P41" style:parent-style-name="Normal" style:family="paragraph">
      <style:paragraph-properties fo:text-align="center"/>
      <style:text-properties style:font-name="Times New Roman" style:font-name-complex="Times New Roman" fo:font-size="6pt" style:font-size-asian="6pt" style:font-size-complex="6pt" fo:language="en" fo:country="GB"/>
    </style:style>
    <style:style style:name="P42" style:parent-style-name="Normal" style:family="paragraph">
      <style:paragraph-properties fo:text-align="center"/>
      <style:text-properties style:font-name="Times New Roman" style:font-name-complex="Times New Roman" fo:color="#FFFFFF" fo:font-size="5pt" style:font-size-asian="5pt" style:font-size-complex="5pt" fo:language="en" fo:country="GB"/>
    </style:style>
    <style:style style:name="P43" style:parent-style-name="Normal" style:family="paragraph">
      <style:text-properties style:font-name="Times New Roman" style:font-name-complex="Times New Roman" fo:font-size="6pt" style:font-size-asian="6pt" style:font-size-complex="6pt" fo:language="en" fo:country="GB"/>
    </style:style>
    <style:style style:name="P44" style:parent-style-name="Normal" style:family="paragraph">
      <style:text-properties style:font-name="Times New Roman" style:font-name-complex="Times New Roman" fo:font-size="6pt" style:font-size-asian="6pt" style:font-size-complex="6pt" fo:language="en" fo:country="GB"/>
    </style:style>
    <style:style style:name="P45" style:parent-style-name="Normal" style:family="paragraph">
      <style:text-properties style:font-name="Times New Roman" style:font-name-complex="Times New Roman" fo:font-size="6pt" style:font-size-asian="6pt" style:font-size-complex="6pt" fo:language="en" fo:country="GB"/>
    </style:style>
    <style:style style:name="P46" style:parent-style-name="Normal" style:family="paragraph">
      <style:text-properties style:font-name="Times New Roman" style:font-name-complex="Times New Roman" fo:font-size="6pt" style:font-size-asian="6pt" style:font-size-complex="6pt" fo:language="en" fo:country="GB"/>
    </style:style>
    <style:style style:family="graphic" style:name="a5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5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5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">
      <style:graphic-properties draw:fill="solid" draw:fill-color="#ffffff" draw:opacity="100%" draw:stroke="solid" svg:stroke-width="0.00694in" svg:stroke-color="#000000" svg:stroke-opacity="100%" draw:stroke-linejoin="miter" svg:stroke-linecap="butt"/>
    </style:style>
    <style:style style:family="graphic" style:name="a35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draw:fill="solid" draw:fill-color="#ffffff" draw:opacity="100%" draw:stroke="solid" svg:stroke-width="0.00694in" svg:stroke-color="#000000" svg:stroke-opacity="100%" draw:stroke-linejoin="miter" svg:stroke-linecap="butt"/>
    </style:style>
    <style:style style:family="graphic" style:name="a36">
      <style:graphic-properties draw:fill="solid" draw:fill-color="#f2f2f2" draw:opacity="100%" draw:stroke="solid" svg:stroke-width="0.00694in" svg:stroke-color="#000000" svg:stroke-opacity="100%"/>
    </style:style>
    <style:style style:family="graphic" style:name="a37">
      <style:graphic-properties draw:fill="solid" draw:fill-color="#d9d9d9" draw:opacity="100%" draw:stroke="solid" svg:stroke-width="0.00694in" svg:stroke-color="#000000" svg:stroke-opacity="100%" draw:stroke-linejoin="miter" svg:stroke-linecap="butt"/>
    </style:style>
    <style:style style:family="graphic" style:name="a12">
      <style:graphic-properties draw:fill="solid" draw:fill-color="#ffffff" draw:opacity="100%" draw:stroke="solid" svg:stroke-width="0.00694in" svg:stroke-color="#000000" svg:stroke-opacity="100%" draw:stroke-linejoin="miter" svg:stroke-linecap="butt"/>
    </style:style>
    <style:style style:family="graphic" style:name="a38">
      <style:graphic-properties draw:fill="solid" draw:fill-color="#d9d9d9" draw:opacity="100%" draw:stroke="solid" svg:stroke-width="0.00694in" svg:stroke-color="#000000" svg:stroke-opacity="100%" draw:stroke-linejoin="miter" svg:stroke-linecap="butt"/>
    </style:style>
    <style:style style:family="graphic" style:name="a1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">
      <style:graphic-properties draw:fill="solid" draw:fill-color="#f2f2f2" draw:opacity="100%" draw:stroke="solid" svg:stroke-width="0.00694in" svg:stroke-color="#000000" svg:stroke-opacity="100%" draw:stroke-linejoin="miter" svg:stroke-linecap="butt"/>
    </style:style>
    <style:style style:family="graphic" style:name="a1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40">
      <style:graphic-properties draw:fill="solid" draw:fill-color="#ffffff" draw:opacity="100%" draw:stroke="solid" svg:stroke-width="0.00694in" svg:stroke-color="#000000" svg:stroke-opacity="100%" draw:stroke-linejoin="miter" svg:stroke-linecap="butt"/>
    </style:style>
    <style:style style:family="graphic" style:name="a41">
      <style:graphic-properties draw:fill="solid" draw:fill-color="#ffffff" draw:opacity="100%" draw:stroke="solid" svg:stroke-width="0.00694in" svg:stroke-color="#000000" svg:stroke-opacity="100%" draw:stroke-linejoin="miter" svg:stroke-linecap="butt"/>
    </style:style>
    <style:style style:family="graphic" style:name="a42">
      <style:graphic-properties draw:fill="solid" draw:fill-color="#ffffff" draw:opacity="100%" draw:stroke="solid" svg:stroke-width="0.00694in" svg:stroke-color="#000000" svg:stroke-opacity="100%" draw:stroke-linejoin="miter" svg:stroke-linecap="butt"/>
    </style:style>
    <style:style style:family="graphic" style:name="a43">
      <style:graphic-properties draw:fill="solid" draw:fill-color="#ffffff" draw:opacity="100%" draw:stroke="solid" svg:stroke-width="0.00694in" svg:stroke-color="#000000" svg:stroke-opacity="100%" draw:stroke-linejoin="miter" svg:stroke-linecap="butt"/>
    </style:style>
    <style:style style:family="graphic" style:name="a4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5">
      <style:graphic-properties draw:fill="solid" draw:fill-color="#f2f2f2" draw:opacity="100%" draw:stroke="solid" svg:stroke-width="0.00694in" svg:stroke-color="#000000" svg:stroke-opacity="100%"/>
    </style:style>
    <style:style style:family="graphic" style:name="a6">
      <style:graphic-properties draw:fill="solid" draw:fill-color="#d9d9d9" draw:opacity="100%" draw:stroke="solid" svg:stroke-width="0.00694in" svg:stroke-color="#000000" svg:stroke-opacity="100%" draw:stroke-linejoin="miter" svg:stroke-linecap="butt"/>
    </style:style>
    <style:style style:family="graphic" style:name="a7">
      <style:graphic-properties draw:fill="solid" draw:fill-color="#d9d9d9" draw:opacity="100%" draw:stroke="solid" svg:stroke-width="0.00694in" svg:stroke-color="#000000" svg:stroke-opacity="100%" draw:stroke-linejoin="miter" svg:stroke-linecap="butt"/>
    </style:style>
    <style:style style:family="graphic" style:name="a8">
      <style:graphic-properties draw:fill="solid" draw:fill-color="#f2f2f2" draw:opacity="100%" draw:stroke="solid" svg:stroke-width="0.00694in" svg:stroke-color="#000000" svg:stroke-opacity="100%" draw:stroke-linejoin="miter" svg:stroke-linecap="butt"/>
    </style:style>
    <style:style style:family="graphic" style:name="a9">
      <style:graphic-properties draw:fill="solid" draw:fill-color="#ffffff" draw:opacity="100%" draw:stroke="solid" svg:stroke-width="0.00694in" svg:stroke-color="#000000" svg:stroke-opacity="100%" draw:stroke-linejoin="miter" svg:stroke-linecap="butt"/>
    </style:style>
  </office:automatic-styles>
  <office:body>
    <office:text text:use-soft-page-breaks="true">
      <text:p text:style-name="P1"><draw:frame draw:z-index="251729920" draw:id="id0" draw:style-name="a0" draw:name="Text Box 110" text:anchor-type="paragraph" svg:x="1.07323in" svg:y="-0.30672in" svg:width="0.575in" svg:height="0.23125in" style:rel-width="scale" style:rel-height="scale"><draw:text-box><text:p text:style-name="P2">N = _</text:p></draw:text-box><svg:title/><svg:desc/></draw:frame><draw:g draw:z-index="251727872" draw:name="Group 109" draw:id="id38" draw:style-name="a31" text:anchor-type="paragraph"><svg:title/><svg:desc/><draw:frame draw:id="id1" draw:style-name="a1" draw:name="Text Box 33" svg:x="0.94in" svg:y="0.73333in" svg:width="0.98403in" svg:height="0.23194in" style:rel-width="scale" style:rel-height="scale"><draw:text-box><text:p text:style-name="P3">Precision<text:s/>=<text:s/>0.000</text:p></draw:text-box><svg:title/><svg:desc/></draw:frame><draw:frame draw:id="id2" draw:style-name="a2" draw:name="Text Box 34" svg:x="0.93667in" svg:y="0.86in" svg:width="0.98403in" svg:height="0.23194in" style:rel-width="scale" style:rel-height="scale"><draw:text-box><text:p text:style-name="P4">Recall = 0.000</text:p></draw:text-box><svg:title/><svg:desc/></draw:frame><draw:frame draw:id="id3" draw:style-name="a3" draw:name="Text Box 35" svg:x="1.92333in" svg:y="0.73333in" svg:width="0.98403in" svg:height="0.23194in" style:rel-width="scale" style:rel-height="scale"><draw:text-box><text:p text:style-name="Normal"><text:span text:style-name="T5">F</text:span><text:span text:style-name="T6">1</text:span><text:span text:style-name="T7"><text:s/>Score = 0.000</text:span></text:p></draw:text-box><svg:title/><svg:desc/></draw:frame><draw:frame draw:id="id4" draw:style-name="a4" draw:name="Text Box 36" svg:x="1.92in" svg:y="0.86in" svg:width="0.98403in" svg:height="0.23194in" style:rel-width="scale" style:rel-height="scale"><draw:text-box><text:p text:style-name="P8">MCC = 0.000</text:p></draw:text-box><svg:title/><svg:desc/></draw:frame><draw:g draw:name="Group 108" draw:id="id37"><svg:title/><svg:desc/><draw:g draw:name="Group 41" draw:id="id34"><svg:title/><svg:desc/><draw:g draw:name="Group 15" draw:id="id15"><svg:title/><svg:desc/><draw:g draw:name="Group 10" draw:id="id13"><svg:title/><svg:desc/><draw:custom-shape svg:x="1.67993in" svg:y="-0.06514in" svg:width="0.62484in" svg:height="0.40528in" draw:id="id5" draw:style-name="a5" draw:name="Rectangle 1"><svg:title/><svg:desc/><draw:enhanced-geometry draw:type="non-primitive" svg:viewBox="0 0 21600 21600" draw:enhanced-path="M 0 0 L 21600 0 21600 21600 0 21600 Z N"/></draw:custom-shape><draw:custom-shape svg:x="2.3018in" svg:y="-0.06514in" svg:width="0.62484in" svg:height="0.40528in" draw:id="id6" draw:style-name="a6" draw:name="Rectangle 3"><svg:title/><svg:desc/><draw:enhanced-geometry draw:type="non-primitive" svg:viewBox="0 0 21600 21600" draw:enhanced-path="M 0 0 L 21600 0 21600 21600 0 21600 Z N"/></draw:custom-shape><draw:custom-shape svg:x="1.67736in" svg:y="0.33791in" svg:width="0.62484in" svg:height="0.40528in" draw:id="id7" draw:style-name="a7" draw:name="Rectangle 4"><svg:title/><svg:desc/><draw:enhanced-geometry draw:type="non-primitive" svg:viewBox="0 0 21600 21600" draw:enhanced-path="M 0 0 L 21600 0 21600 21600 0 21600 Z N"/></draw:custom-shape><draw:custom-shape svg:x="2.30169in" svg:y="0.33791in" svg:width="0.62484in" svg:height="0.40528in" draw:id="id8" draw:style-name="a8" draw:name="Rectangle 5"><svg:title/><svg:desc/><draw:enhanced-geometry draw:type="non-primitive" svg:viewBox="0 0 21600 21600" draw:enhanced-path="M 0 0 L 21600 0 21600 21600 0 21600 Z N"/></draw:custom-shape><draw:custom-shape svg:x="1.68314in" svg:y="-0.2857in" svg:width="0.62484in" svg:height="0.21964in" draw:id="id9" draw:style-name="a9" draw:name="Rectangle 6"><svg:title/><svg:desc/><draw:enhanced-geometry draw:type="non-primitive" svg:viewBox="0 0 21600 21600" draw:enhanced-path="M 0 0 L 21600 0 21600 21600 0 21600 Z N"/></draw:custom-shape><draw:custom-shape svg:x="2.30169in" svg:y="-0.28569in" svg:width="0.62484in" svg:height="0.21964in" draw:id="id10" draw:style-name="a10" draw:name="Rectangle 7"><svg:title/><svg:desc/><draw:enhanced-geometry draw:type="non-primitive" svg:viewBox="0 0 21600 21600" draw:enhanced-path="M 0 0 L 21600 0 21600 21600 0 21600 Z N"/></draw:custom-shape><draw:custom-shape svg:x="1.0551in" svg:y="-0.06737in" svg:width="0.62484in" svg:height="0.40528in" draw:id="id11" draw:style-name="a11" draw:name="Rectangle 8"><svg:title/><svg:desc/><draw:enhanced-geometry draw:type="non-primitive" svg:viewBox="0 0 21600 21600" draw:enhanced-path="M 0 0 L 21600 0 21600 21600 0 21600 Z N"/></draw:custom-shape><draw:custom-shape svg:x="1.0551in" svg:y="0.33791in" svg:width="0.62484in" svg:height="0.40528in" draw:id="id12" draw:style-name="a12" draw:name="Rectangle 9"><svg:title/><svg:desc/><draw:enhanced-geometry draw:type="non-primitive" svg:viewBox="0 0 21600 21600" draw:enhanced-path="M 0 0 L 21600 0 21600 21600 0 21600 Z N"/></draw:custom-shape></draw:g><draw:frame draw:id="id14" draw:style-name="a13" draw:name="Text Box 11" svg:x="1.65032in" svg:y="-0.05957in" svg:width="0.69641in" svg:height="0.23208in" style:rel-width="scale" style:rel-height="scale"><draw:text-box><text:p text:style-name="P9">True Positives</text:p></draw:text-box><svg:title/><svg:desc/></draw:frame></draw:g><draw:g draw:name="Group 40" draw:id="id33"><svg:title/><svg:desc/><draw:g draw:name="Group 39" draw:id="id19"><svg:title/><svg:desc/><draw:frame draw:id="id16" draw:style-name="a14" draw:name="Text Box 16" svg:x="1.6237in" svg:y="0.33178in" svg:width="0.74729in" svg:height="0.22306in" style:rel-width="scale" style:rel-height="scale"><draw:text-box><text:p text:style-name="P10">False Negatives</text:p></draw:text-box><svg:title/><svg:desc/></draw:frame><draw:frame draw:id="id17" draw:style-name="a15" draw:name="Text Box 17" svg:x="2.25604in" svg:y="0.34159in" svg:width="0.74146in" svg:height="0.23188in" style:rel-width="scale" style:rel-height="scale"><draw:text-box><text:p text:style-name="P11">True<text:s/>Negatives</text:p></draw:text-box><svg:title/><svg:desc/></draw:frame><draw:frame draw:id="id18" draw:style-name="a16" draw:name="Text Box 18" svg:x="2.26094in" svg:y="-0.06027in" svg:width="0.73654in" svg:height="0.23188in" style:rel-width="scale" style:rel-height="scale"><draw:text-box><text:p text:style-name="P12">False Positives</text:p></draw:text-box><svg:title/><svg:desc/></draw:frame></draw:g><draw:g draw:name="Group 37" draw:id="id32"><svg:title/><svg:desc/><draw:frame draw:id="id20" draw:style-name="a17" draw:name="Text Box 19" svg:x="1.63841in" svg:y="-0.32in" svg:width="0.69581in" svg:height="0.19439in" style:rel-width="scale" style:rel-height="scale"><draw:text-box><text:p text:style-name="P13">Sarcastic</text:p></draw:text-box><svg:title/><svg:desc/></draw:frame><draw:frame draw:id="id21" draw:style-name="a18" draw:name="Text Box 22" svg:x="0.97667in" svg:y="0.32198in" svg:width="0.78569in" svg:height="0.23188in" style:rel-width="scale" style:rel-height="scale"><draw:text-box><text:p text:style-name="P14">Non-Sarcastic</text:p></draw:text-box><svg:title/><svg:desc/></draw:frame><draw:frame draw:id="id22" draw:style-name="a19" draw:name="Text Box 23" svg:x="1.03549in" svg:y="-0.06027in" svg:width="0.69641in" svg:height="0.23208in" style:rel-width="scale" style:rel-height="scale"><draw:text-box><text:p text:style-name="P15">Sarcastic</text:p></draw:text-box><svg:title/><svg:desc/></draw:frame><draw:frame draw:id="id23" draw:style-name="a20" draw:name="Text Box 24" svg:x="1.03059in" svg:y="0.03285in" svg:width="0.70474in" svg:height="0.23188in" style:rel-width="scale" style:rel-height="scale"><draw:text-box><text:p text:style-name="P16">(True Label)</text:p></draw:text-box><svg:title/><svg:desc/></draw:frame><draw:frame draw:id="id24" draw:style-name="a21" draw:name="Text Box 25" svg:x="1.09431in" svg:y="0.4249in" svg:width="0.61139in" svg:height="0.23188in" style:rel-width="scale" style:rel-height="scale"><draw:text-box><text:p text:style-name="P17">(True Label)</text:p></draw:text-box><svg:title/><svg:desc/></draw:frame><draw:frame draw:id="id25" draw:style-name="a22" draw:name="Text Box 26" svg:x="1.63841in" svg:y="-0.23179in" svg:width="0.69343in" svg:height="0.23188in" style:rel-width="scale" style:rel-height="scale"><draw:text-box><text:p text:style-name="P18">(Predicted Label)</text:p></draw:text-box><svg:title/><svg:desc/></draw:frame><draw:frame draw:id="id26" draw:style-name="a23" draw:name="Text Box 27" svg:x="2.28545in" svg:y="-0.32in" svg:width="0.69581in" svg:height="0.19439in" style:rel-width="scale" style:rel-height="scale"><draw:text-box><text:p text:style-name="P19">Non-Sarcastic</text:p></draw:text-box><svg:title/><svg:desc/></draw:frame><draw:frame draw:id="id27" draw:style-name="a24" draw:name="Text Box 28" svg:x="2.26094in" svg:y="-0.23179in" svg:width="0.72349in" svg:height="0.23188in" style:rel-width="scale" style:rel-height="scale"><draw:text-box><text:p text:style-name="P20">(Predicted Label)</text:p></draw:text-box><svg:title/><svg:desc/></draw:frame><draw:frame draw:id="id28" draw:style-name="a25" draw:name="Text Box 29" svg:x="1.77566in" svg:y="0.06225in" svg:width="0.46092in" svg:height="0.23208in" style:rel-width="scale" style:rel-height="scale"><draw:text-box><text:p text:style-name="P21">_</text:p></draw:text-box><svg:title/><svg:desc/></draw:frame><draw:frame draw:id="id29" draw:style-name="a26" draw:name="Text Box 30" svg:x="2.38348in" svg:y="0.05245in" svg:width="0.46092in" svg:height="0.23208in" style:rel-width="scale" style:rel-height="scale"><draw:text-box><text:p text:style-name="P22">_</text:p></draw:text-box><svg:title/><svg:desc/></draw:frame><draw:frame draw:id="id30" draw:style-name="a27" draw:name="Text Box 31" svg:x="1.80017in" svg:y="0.4739in" svg:width="0.4604in" svg:height="0.23188in" style:rel-width="scale" style:rel-height="scale"><draw:text-box><text:p text:style-name="P23">_</text:p></draw:text-box><svg:title/><svg:desc/></draw:frame><draw:frame draw:id="id31" draw:style-name="a28" draw:name="Text Box 32" svg:x="2.40799in" svg:y="0.4641in" svg:width="0.46092in" svg:height="0.23208in" style:rel-width="scale" style:rel-height="scale"><draw:text-box><text:p text:style-name="P24">_</text:p></draw:text-box><svg:title/><svg:desc/></draw:frame></draw:g></draw:g></draw:g><draw:connector draw:type="line" svg:x1="1.66857in" svg:y1="-0.30333in" svg:x2="2.93663in" svg:y2="-0.30333in" draw:id="id35" draw:style-name="a29" draw:name="Straight Connector 106"><svg:title/><svg:desc/></draw:connector><draw:connector draw:type="line" svg:x1="0.61738in" svg:y1="0.34292in" svg:x2="1.45358in" svg:y2="0.34292in" draw:id="id36" draw:style-name="a30" draw:transform="translate(-1.03548in -0.34292in) rotate(-1.5708) translate(1.03548in 0.34292in)" draw:name="Straight Connector 107"><svg:title/><svg:desc/></draw:connector></draw:g></draw:g><draw:frame draw:z-index="251722752" draw:id="id39" draw:style-name="a32" draw:name="Text Box 105" text:anchor-type="paragraph" svg:x="4.71806in" svg:y="0.80417in" svg:width="0.98403in" svg:height="0.23194in" style:rel-width="scale" style:rel-height="scale"><draw:text-box><text:p text:style-name="P25">MCC = 0.000</text:p></draw:text-box><svg:title/><svg:desc/></draw:frame><draw:frame draw:z-index="251721728" draw:id="id40" draw:style-name="a33" draw:name="Text Box 104" text:anchor-type="paragraph" svg:x="4.72014in" svg:y="0.67917in" svg:width="0.98403in" svg:height="0.23194in" style:rel-width="scale" style:rel-height="scale"><draw:text-box><text:p text:style-name="Normal"><text:span text:style-name="T26">F</text:span><text:span text:style-name="T27">1</text:span><text:span text:style-name="T28"><text:s/>Score = 0.000</text:span></text:p></draw:text-box><svg:title/><svg:desc/></draw:frame><draw:frame draw:z-index="251720704" draw:id="id41" draw:style-name="a34" draw:name="Text Box 103" text:anchor-type="paragraph" svg:x="3.73472in" svg:y="0.80417in" svg:width="0.98403in" svg:height="0.23194in" style:rel-width="scale" style:rel-height="scale"><draw:text-box><text:p text:style-name="P29">Recall = 0.000</text:p></draw:text-box><svg:title/><svg:desc/></draw:frame><draw:frame draw:z-index="251719680" draw:id="id42" draw:style-name="a35" draw:name="Text Box 102" text:anchor-type="paragraph" svg:x="3.73681in" svg:y="0.67917in" svg:width="0.98403in" svg:height="0.23194in" style:rel-width="scale" style:rel-height="scale"><draw:text-box><text:p text:style-name="P30">Precision = 0.000</text:p></draw:text-box><svg:title/><svg:desc/></draw:frame><draw:g draw:z-index="251718656" draw:name="Group 72" draw:id="id72" draw:style-name="a60" text:anchor-type="paragraph"><svg:title/><svg:desc/><draw:g draw:name="Group 73" draw:id="id53"><svg:title/><svg:desc/><draw:g draw:name="Group 74" draw:id="id51"><svg:title/><svg:desc/><draw:custom-shape svg:x="4.45619in" svg:y="-0.1428in" svg:width="0.62486in" svg:height="0.40539in" draw:id="id43" draw:style-name="a36" draw:name="Rectangle 75"><svg:title/><svg:desc/><draw:enhanced-geometry draw:type="non-primitive" svg:viewBox="0 0 21600 21600" draw:enhanced-path="M 0 0 L 21600 0 21600 21600 0 21600 Z N"/></draw:custom-shape><draw:custom-shape svg:x="5.07809in" svg:y="-0.1428in" svg:width="0.62486in" svg:height="0.40539in" draw:id="id44" draw:style-name="a37" draw:name="Rectangle 76"><svg:title/><svg:desc/><draw:enhanced-geometry draw:type="non-primitive" svg:viewBox="0 0 21600 21600" draw:enhanced-path="M 0 0 L 21600 0 21600 21600 0 21600 Z N"/></draw:custom-shape><draw:custom-shape svg:x="4.45362in" svg:y="0.26036in" svg:width="0.62486in" svg:height="0.40539in" draw:id="id45" draw:style-name="a38" draw:name="Rectangle 77"><svg:title/><svg:desc/><draw:enhanced-geometry draw:type="non-primitive" svg:viewBox="0 0 21600 21600" draw:enhanced-path="M 0 0 L 21600 0 21600 21600 0 21600 Z N"/></draw:custom-shape><draw:custom-shape svg:x="5.07797in" svg:y="0.26036in" svg:width="0.62486in" svg:height="0.40539in" draw:id="id46" draw:style-name="a39" draw:name="Rectangle 78"><svg:title/><svg:desc/><draw:enhanced-geometry draw:type="non-primitive" svg:viewBox="0 0 21600 21600" draw:enhanced-path="M 0 0 L 21600 0 21600 21600 0 21600 Z N"/></draw:custom-shape><draw:custom-shape svg:x="4.4594in" svg:y="-0.36341in" svg:width="0.62486in" svg:height="0.2197in" draw:id="id47" draw:style-name="a40" draw:name="Rectangle 79"><svg:title/><svg:desc/><draw:enhanced-geometry draw:type="non-primitive" svg:viewBox="0 0 21600 21600" draw:enhanced-path="M 0 0 L 21600 0 21600 21600 0 21600 Z N"/></draw:custom-shape><draw:custom-shape svg:x="5.07797in" svg:y="-0.36341in" svg:width="0.62486in" svg:height="0.2197in" draw:id="id48" draw:style-name="a41" draw:name="Rectangle 80"><svg:title/><svg:desc/><draw:enhanced-geometry draw:type="non-primitive" svg:viewBox="0 0 21600 21600" draw:enhanced-path="M 0 0 L 21600 0 21600 21600 0 21600 Z N"/></draw:custom-shape><draw:custom-shape svg:x="3.83134in" svg:y="-0.14503in" svg:width="0.62486in" svg:height="0.40539in" draw:id="id49" draw:style-name="a42" draw:name="Rectangle 81"><svg:title/><svg:desc/><draw:enhanced-geometry draw:type="non-primitive" svg:viewBox="0 0 21600 21600" draw:enhanced-path="M 0 0 L 21600 0 21600 21600 0 21600 Z N"/></draw:custom-shape><draw:custom-shape svg:x="3.83134in" svg:y="0.26036in" svg:width="0.62486in" svg:height="0.40539in" draw:id="id50" draw:style-name="a43" draw:name="Rectangle 82"><svg:title/><svg:desc/><draw:enhanced-geometry draw:type="non-primitive" svg:viewBox="0 0 21600 21600" draw:enhanced-path="M 0 0 L 21600 0 21600 21600 0 21600 Z N"/></draw:custom-shape></draw:g><draw:frame draw:id="id52" draw:style-name="a44" draw:name="Text Box 83" svg:x="4.42658in" svg:y="-0.13722in" svg:width="0.69643in" svg:height="0.23214in" style:rel-width="scale" style:rel-height="scale"><draw:text-box><text:p text:style-name="P31">True Positives</text:p></draw:text-box><svg:title/><svg:desc/></draw:frame></draw:g><draw:g draw:name="Group 84" draw:id="id71"><svg:title/><svg:desc/><draw:g draw:name="Group 85" draw:id="id57"><svg:title/><svg:desc/><draw:frame draw:id="id54" draw:style-name="a45" draw:name="Text Box 86" svg:x="4.39996in" svg:y="0.25423in" svg:width="0.74731in" svg:height="0.22312in" style:rel-width="scale" style:rel-height="scale"><draw:text-box><text:p text:style-name="P32">False Negatives</text:p></draw:text-box><svg:title/><svg:desc/></draw:frame><draw:frame draw:id="id55" draw:style-name="a46" draw:name="Text Box 87" svg:x="5.03232in" svg:y="0.26404in" svg:width="0.74149in" svg:height="0.23194in" style:rel-width="scale" style:rel-height="scale"><draw:text-box><text:p text:style-name="P33">True<text:s/>Negatives</text:p></draw:text-box><svg:title/><svg:desc/></draw:frame><draw:frame draw:id="id56" draw:style-name="a47" draw:name="Text Box 88" svg:x="5.03722in" svg:y="-0.13792in" svg:width="0.73656in" svg:height="0.23194in" style:rel-width="scale" style:rel-height="scale"><draw:text-box><text:p text:style-name="P34">False Positives</text:p></draw:text-box><svg:title/><svg:desc/></draw:frame></draw:g><draw:g draw:name="Group 89" draw:id="id70"><svg:title/><svg:desc/><draw:frame draw:id="id58" draw:style-name="a48" draw:name="Text Box 90" svg:x="4.41467in" svg:y="-0.39773in" svg:width="0.69583in" svg:height="0.19444in" style:rel-width="scale" style:rel-height="scale"><draw:text-box><text:p text:style-name="P35">Sarcastic</text:p></draw:text-box><svg:title/><svg:desc/></draw:frame><draw:frame draw:id="id59" draw:style-name="a49" draw:name="Text Box 91" svg:x="3.7529in" svg:y="0.24443in" svg:width="0.78571in" svg:height="0.23194in" style:rel-width="scale" style:rel-height="scale"><draw:text-box><text:p text:style-name="P36">Non-Sarcastic</text:p></draw:text-box><svg:title/><svg:desc/></draw:frame><draw:frame draw:id="id60" draw:style-name="a50" draw:name="Text Box 92" svg:x="3.81173in" svg:y="-0.13792in" svg:width="0.69643in" svg:height="0.23214in" style:rel-width="scale" style:rel-height="scale"><draw:text-box><text:p text:style-name="P37">Sarcastic</text:p></draw:text-box><svg:title/><svg:desc/></draw:frame><draw:frame draw:id="id61" draw:style-name="a51" draw:name="Text Box 93" svg:x="3.80683in" svg:y="-0.04479in" svg:width="0.70476in" svg:height="0.23194in" style:rel-width="scale" style:rel-height="scale"><draw:text-box><text:p text:style-name="P38">(True Label)</text:p></draw:text-box><svg:title/><svg:desc/></draw:frame><draw:frame draw:id="id62" draw:style-name="a52" draw:name="Text Box 94" svg:x="3.87055in" svg:y="0.34737in" svg:width="0.61141in" svg:height="0.23194in" style:rel-width="scale" style:rel-height="scale"><draw:text-box><text:p text:style-name="P39">(True Label)</text:p></draw:text-box><svg:title/><svg:desc/></draw:frame><draw:frame draw:id="id63" draw:style-name="a53" draw:name="Text Box 95" svg:x="4.41467in" svg:y="-0.30949in" svg:width="0.69345in" svg:height="0.23194in" style:rel-width="scale" style:rel-height="scale"><draw:text-box><text:p text:style-name="P40">(Predicted Label)</text:p></draw:text-box><svg:title/><svg:desc/></draw:frame><draw:frame draw:id="id64" draw:style-name="a54" draw:name="Text Box 96" svg:x="5.06173in" svg:y="-0.39773in" svg:width="0.69583in" svg:height="0.19444in" style:rel-width="scale" style:rel-height="scale"><draw:text-box><text:p text:style-name="P41">Non-Sarcastic</text:p></draw:text-box><svg:title/><svg:desc/></draw:frame><draw:frame draw:id="id65" draw:style-name="a55" draw:name="Text Box 97" svg:x="5.03722in" svg:y="-0.30949in" svg:width="0.72351in" svg:height="0.23194in" style:rel-width="scale" style:rel-height="scale"><draw:text-box><text:p text:style-name="P42">(Predicted Label)</text:p></draw:text-box><svg:title/><svg:desc/></draw:frame><draw:frame draw:id="id66" draw:style-name="a56" draw:name="Text Box 98" svg:x="4.55192in" svg:y="-0.01538in" svg:width="0.46094in" svg:height="0.23214in" style:rel-width="scale" style:rel-height="scale"><draw:text-box><text:p text:style-name="P43">2456</text:p></draw:text-box><svg:title/><svg:desc/></draw:frame><draw:frame draw:id="id67" draw:style-name="a57" draw:name="Text Box 99" svg:x="5.15977in" svg:y="-0.02518in" svg:width="0.46094in" svg:height="0.23214in" style:rel-width="scale" style:rel-height="scale"><draw:text-box><text:p text:style-name="P44">2456</text:p></draw:text-box><svg:title/><svg:desc/></draw:frame><draw:frame draw:id="id68" draw:style-name="a58" draw:name="Text Box 100" svg:x="4.57643in" svg:y="0.39639in" svg:width="0.46042in" svg:height="0.23194in" style:rel-width="scale" style:rel-height="scale"><draw:text-box><text:p text:style-name="P45">2456</text:p></draw:text-box><svg:title/><svg:desc/></draw:frame><draw:frame draw:id="id69" draw:style-name="a59" draw:name="Text Box 101" svg:x="5.18428in" svg:y="0.38659in" svg:width="0.46094in" svg:height="0.23214in" style:rel-width="scale" style:rel-height="scale"><draw:text-box><text:p text:style-name="P46">2456</text:p></draw:text-box><svg:title/><svg:desc/></draw:frame></draw:g></draw:g></draw:g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lie Hayward</meta:initial-creator>
    <dc:creator>Ellie Hayward</dc:creator>
    <meta:creation-date>2020-04-26T22:10:00Z</meta:creation-date>
    <dc:date>2020-04-27T01:19:00Z</dc:date>
    <meta:template xlink:href="Normal" xlink:type="simple"/>
    <meta:editing-cycles>4</meta:editing-cycles>
    <meta:editing-duration>PT11340S</meta:editing-duration>
    <meta:document-statistic meta:page-count="1" meta:paragraph-count="1" meta:word-count="1" meta:character-count="7" meta:row-count="1" meta:non-whitespace-character-count="7"/>
  </office:meta>
</office:document-meta>
</file>